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Regular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06cm" fo:margin-left="0cm" fo:margin-right="-0.007cm" table:align="margins" style:shadow="none"/>
    </style:style>
    <style:style style:name="Table1.A" style:family="table-column">
      <style:table-column-properties style:column-width="3.822cm" style:rel-column-width="2167*"/>
    </style:style>
    <style:style style:name="Table1.B" style:family="table-column">
      <style:table-column-properties style:column-width="13.183cm" style:rel-column-width="7474*"/>
    </style:style>
    <style:style style:name="Table1.A1" style:family="table-cell">
      <style:table-cell-properties style:border-line-width-left="0.002cm 0.088cm 0.002cm" style:border-line-width-top="0.002cm 0.088cm 0.002cm" style:border-line-width-bottom="0.002cm 0.088cm 0.002cm" fo:padding="0.097cm" fo:border-left="0.092cm double #000000" fo:border-right="none" fo:border-top="0.092cm double #000000" fo:border-bottom="0.092cm double #000000"/>
    </style:style>
    <style:style style:name="Table1.B1" style:family="table-cell">
      <style:table-cell-properties style:border-line-width="0.002cm 0.088cm 0.002cm" fo:padding="0.097cm" fo:border="0.092cm double #000000"/>
    </style:style>
    <style:style style:name="Table1.A2" style:family="table-cell">
      <style:table-cell-properties style:border-line-width-left="0.002cm 0.088cm 0.002cm" style:border-line-width-bottom="0.002cm 0.088cm 0.002cm" fo:padding="0.097cm" fo:border-left="0.092cm double #000000" fo:border-right="none" fo:border-top="none" fo:border-bottom="0.092cm double #000000"/>
    </style:style>
    <style:style style:name="Table1.B2" style:family="table-cell">
      <style:table-cell-properties style:border-line-width-left="0.002cm 0.088cm 0.002cm" style:border-line-width-right="0.002cm 0.088cm 0.002cm" style:border-line-width-bottom="0.002cm 0.088cm 0.002cm" fo:padding="0.097cm" fo:border-left="0.092cm double #000000" fo:border-right="0.092cm double #000000" fo:border-top="none" fo:border-bottom="0.092cm double #000000"/>
    </style:style>
    <style:style style:name="Table2" style:family="table">
      <style:table-properties style:width="16.999cm" table:align="margins" style:shadow="none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style:border-line-width="0.002cm 0.088cm 0.002cm" fo:padding="0.097cm" fo:border="0.092cm double #000000"/>
    </style:style>
    <style:style style:name="P1" style:family="paragraph" style:parent-style-name="Standard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 style:list-style-name="L3">
      <style:text-properties fo:font-weight="normal" style:font-weight-asian="normal" style:font-weight-complex="normal"/>
    </style:style>
    <style:style style:name="P6" style:family="paragraph" style:parent-style-name="Text_20_body" style:list-style-name="L6">
      <style:text-properties fo:font-weight="normal" style:font-weight-asian="normal" style:font-weight-complex="normal"/>
    </style:style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able_20_Contents">
      <style:text-properties style:font-name="Verdana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margin-left="1.251cm" fo:margin-right="0cm" fo:text-indent="0cm" style:auto-text-indent="false"/>
      <style:text-properties style:font-name="Verdana"/>
    </style:style>
    <style:style style:name="P12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normal"/>
    </style:style>
    <style:style style:name="T6" style:family="text">
      <style:text-properties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Módulo</text:p>
          </table:table-cell>
          <table:table-cell table:style-name="Table1.B1" office:value-type="string">
            <text:p text:style-name="P11">Servidores Web e acesso à Internet</text:p>
          </table:table-cell>
        </table:table-row>
        <table:table-row>
          <table:table-cell table:style-name="Table1.A2" office:value-type="string">
            <text:p text:style-name="P9">Local</text:p>
          </table:table-cell>
          <table:table-cell table:style-name="Table1.B2" office:value-type="string">
            <text:p text:style-name="P11">ACISCP - Peniche</text:p>
          </table:table-cell>
        </table:table-row>
        <table:table-row>
          <table:table-cell table:style-name="Table1.A2" office:value-type="string">
            <text:p text:style-name="P9">Formador</text:p>
          </table:table-cell>
          <table:table-cell table:style-name="Table1.B2" office:value-type="string">
            <text:p text:style-name="P11">Sérgio Lopes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Instalação e configuração do Servidor Web Apache HTTP Server 2.2</text:p>
          </table:table-cell>
        </table:table-row>
      </table:table>
      <text:p text:style-name="Standard"/>
      <text:p text:style-name="Standard"/>
      <text:h text:style-name="Heading_20_1" text:outline-level="1">Obter os binários(ficheiros de instalação) para Windows</text:h>
      <text:p text:style-name="Standard"/>
      <text:list xml:id="list2028734765" text:style-name="L1">
        <text:list-item>
          <text:p text:style-name="P1">Aceda ao endereço do projecto Apache HTTP Server, <text:a xlink:type="simple" xlink:href="http://httpd.apache.org/">http://httpd.apache.org/</text:a></text:p>
        </text:list-item>
        <text:list-item>
          <text:p text:style-name="P1">No menu lateral esquerdo, aceda à página de download</text:p>
        </text:list-item>
        <text:list-item>
          <text:p text:style-name="P1">Escolha o tipo de ficheiro para a instalação, listado como “<text:span text:style-name="T1">Win32 Binary including OpenSSL 0.9.8k (MSI Installer)</text:span>”</text:p>
        </text:list-item>
        <text:list-item>
          <text:p text:style-name="P1">Faça download do ficheiro para o seu ambiente de trabalho e quando terminar, execute o ficheiro para dar início à instalação</text:p>
        </text:list-item>
        <text:list-item>
          <text:p text:style-name="P1">Introduza os dados que são pedidos (nome de domínio, nome do servidor, e-mail do administrador) com os dados fornecidos pelo formandor. Os dados a usar são apenas dados exemplificativos de uma instalação real.</text:p>
        </text:list-item>
        <text:list-item>
          <text:p text:style-name="P1">Finda a instalação inicie o servidor e aceda ao endereço local para testar, <text:a xlink:type="simple" xlink:href="http://localhost/">http://localhost</text:a>, deverá ser confrontado com a página de sucesso do servidor Apache HTTP Server.</text:p>
        </text:list-item>
      </text:list>
      <text:p text:style-name="Standard"/>
      <text:h text:style-name="Heading_20_1" text:outline-level="1">Obter os binários(ficheiros de instalação) para Linux</text:h>
      <text:p text:style-name="Text_20_body"/>
      <text:list xml:id="list1914147416" text:style-name="L2">
        <text:list-item>
          <text:p text:style-name="P2">Inicie a máquina virtual que está instalada no seu computador. Para isso use o atalho presente no seu ambiente de trabalho para a aplicação “<text:span text:style-name="T1">VirtualBox</text:span>”.</text:p>
        </text:list-item>
        <text:list-item>
          <text:p text:style-name="P2">Depois de iniciado, entre no sistema operativo Ubuntu, usando os dados de acesso fornecidos, utilizador: sergiolopes, password: sergiolopes</text:p>
        </text:list-item>
        <text:list-item>
          <text:p text:style-name="P2">Instalação através de consola:</text:p>
        </text:list-item>
      </text:list>
      <text:list xml:id="list1453382132" text:style-name="L3">
        <text:list-item>
          <text:list>
            <text:list-item>
              <text:p text:style-name="P3">Abra uma consola e digite o comando <text:span text:style-name="T2">sudo tasksel</text:span></text:p>
            </text:list-item>
            <text:list-item>
              <text:p text:style-name="P5">Introduza a password de acesso à conta e escolha a opção LAMP</text:p>
            </text:list-item>
            <text:list-item>
              <text:p text:style-name="P3"><text:span text:style-name="T4">Termine escolhendo a opção OK.</text:span></text:p>
            </text:list-item>
          </text:list>
        </text:list-item>
      </text:list>
      <text:list xml:id="list1614731481" text:style-name="L5">
        <text:list-item>
          <text:p text:style-name="P7"><text:span text:style-name="T4">Instalação através do gestor de pacotes gráfico:</text:span></text:p>
        </text:list-item>
      </text:list>
      <text:list xml:id="list41607008" text:style-name="L6">
        <text:list-item>
          <text:list>
            <text:list-item>
              <text:p text:style-name="P8"><text:span text:style-name="T4">Aceda ao “Gestor de Pacotes” no menu de administração.</text:span></text:p>
            </text:list-item>
            <text:list-item>
              <text:p text:style-name="P8"><text:span text:style-name="T4">No campo de pesquisa introduza o texto “lamp” e pressione em </text:span><text:span text:style-name="T2">enter</text:span></text:p>
            </text:list-item>
            <text:list-item>
              <text:p text:style-name="P6">Escolha o pacote a instalar da lista que lhe foi apresentada e carregue em <text:span text:style-name="T2">aplicar</text:span>.</text:p>
            </text:list-item>
          </text:list>
        </text:list-item>
      </text:list>
      <text:p text:style-name="P4"/>
      <text:h text:style-name="P12" text:outline-level="1">Notas</text:h>
      <text:p text:style-name="Text_20_body"/>
      <text:p text:style-name="P4">A instação para sistemas Windows obriga a conhecer profundamente o computador onde estamos a instalar o servidor Web, bem como a conhecer pormenores da configuração de rede a que podemos não ter acesso.</text:p>
      <text:p text:style-name="P4">A configuração para sistemas operativos Linux, como exemplificado pelo uso do Ubuntu, é mais automática sendo os pontos de configuração preenchidos pelo computador.</text:p>
      <text:p text:style-name="P4">Em qualquer um dos casos, é possível alterar qualquer parâmetro de configuração após uma instação com suces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Regular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3T17:37:43</meta:creation-date>
    <meta:document-statistic meta:table-count="2" meta:image-count="0" meta:object-count="0" meta:page-count="2" meta:paragraph-count="29" meta:word-count="364" meta:character-count="2217"/>
    <dc:date>2009-11-23T17:59:13</dc:date>
    <meta:editing-duration>PT00H21M30S</meta:editing-duration>
    <meta:editing-cycles>1</meta:editing-cycles>
    <meta:generator>OpenOffice.org/3.1$Unix OpenOffice.org_project/310m19$Build-9420</meta:generator>
  </office:meta>
</office:document-meta>
</file>